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4cd6" officeooo:paragraph-rsid="00174cd6"/>
    </style:style>
    <style:style style:name="P2" style:family="paragraph" style:parent-style-name="Standard">
      <style:text-properties officeooo:paragraph-rsid="00174cd6"/>
    </style:style>
    <style:style style:name="P3" style:family="paragraph" style:parent-style-name="Standard">
      <style:text-properties officeooo:rsid="00180f74" officeooo:paragraph-rsid="00180f74"/>
    </style:style>
    <style:style style:name="P4" style:family="paragraph" style:parent-style-name="Standard">
      <style:text-properties officeooo:rsid="0018b129" officeooo:paragraph-rsid="0018b129"/>
    </style:style>
    <style:style style:name="P5" style:family="paragraph" style:parent-style-name="Standard">
      <style:text-properties fo:font-weight="normal" officeooo:rsid="0018b129" officeooo:paragraph-rsid="0018b129" style:font-weight-asian="normal" style:font-weight-complex="normal"/>
    </style:style>
    <style:style style:name="P6" style:family="paragraph" style:parent-style-name="Standard">
      <style:text-properties officeooo:rsid="0018bc9f" officeooo:paragraph-rsid="0018bc9f"/>
    </style:style>
    <style:style style:name="P7" style:family="paragraph" style:parent-style-name="Standard">
      <style:text-properties officeooo:rsid="0018bc9f" officeooo:paragraph-rsid="0018b129"/>
    </style:style>
    <style:style style:name="P8" style:family="paragraph" style:parent-style-name="Standard">
      <style:text-properties officeooo:rsid="001988e1" officeooo:paragraph-rsid="001988e1"/>
    </style:style>
    <style:style style:name="P9" style:family="paragraph" style:parent-style-name="Standard">
      <style:paragraph-properties fo:text-align="center" style:justify-single-word="false"/>
      <style:text-properties officeooo:rsid="001aa466" officeooo:paragraph-rsid="001aa466"/>
    </style:style>
    <style:style style:name="P10" style:family="paragraph" style:parent-style-name="Standard">
      <style:text-properties fo:font-style="italic" officeooo:rsid="001aa466" officeooo:paragraph-rsid="001aa466" style:font-style-asian="italic" style:font-style-complex="italic"/>
    </style:style>
    <style:style style:name="T1" style:family="text">
      <style:text-properties officeooo:rsid="00174cd6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super 58%" officeooo:rsid="00174cd6"/>
    </style:style>
    <style:style style:name="T5" style:family="text">
      <style:text-properties fo:font-weight="bold" officeooo:rsid="0018bc9f" style:font-weight-asian="bold" style:font-weight-complex="bold"/>
    </style:style>
    <style:style style:name="T6" style:family="text">
      <style:text-properties officeooo:rsid="0018bc9f"/>
    </style:style>
    <style:style style:name="T7" style:family="text">
      <style:text-properties officeooo:rsid="001988e1"/>
    </style:style>
    <style:style style:name="T8" style:family="text">
      <style:text-properties officeooo:rsid="001aa466"/>
    </style:style>
    <style:style style:name="T9" style:family="text">
      <style:text-properties officeooo:rsid="001ba60f"/>
    </style:style>
    <style:style style:name="T10" style:family="text">
      <style:text-properties officeooo:rsid="001bfa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rtial Observation<text:span text:style-name="T8">s</text:span></text:p>
      <text:p text:style-name="P9">by Sven Nilsen, 2020</text:p>
      <text:p text:style-name="Standard"/>
      <text:p text:style-name="P10">In this paper I show that probability distributions can be learned through partial observations.</text:p>
      <text:p text:style-name="P1"/>
      <text:p text:style-name="P1">For any random binary number of `n` digits, each digit has exactly 50% probability of being `1`:</text:p>
      <text:p text:style-name="Standard"/>
      <text:p text:style-name="Standard"><text:tab/><text:span text:style-name="T1">00<text:tab/>01<text:tab/>10<text:tab/>11</text:span></text:p>
      <text:p text:style-name="Standard"/>
      <text:p text:style-name="Standard"><text:tab/><text:span text:style-name="T1">000<text:tab/>001<text:tab/>010<text:tab/>011<text:tab/>100<text:tab/>101<text:tab/>110<text:tab/>111</text:span></text:p>
      <text:p text:style-name="Standard"/>
      <text:p text:style-name="P2"><text:span text:style-name="T1">However, this only holds if the probability distribution is `1 / 2</text:span><text:span text:style-name="T4">n</text:span><text:span text:style-name="T1">` per number.</text:span></text:p>
      <text:p text:style-name="P1">Assume that a <text:span text:style-name="T10">non-</text:span>deterministic function outputs a sample from an arbitrary probability distribution:</text:p>
      <text:p text:style-name="P1"/>
      <text:p text:style-name="P1"><text:tab/>f : () → bool<text:span text:style-name="T2">n</text:span></text:p>
      <text:p text:style-name="P1"/>
      <text:p text:style-name="P3">This probability distribution does not depend on previous output numbers.</text:p>
      <text:p text:style-name="P3">In this case, one can simply count up the frequency of each number to learn `f`.</text:p>
      <text:p text:style-name="P3"/>
      <text:p text:style-name="P3"><text:span text:style-name="T8">A partial observation of `f` is when</text:span> <text:span text:style-name="T9">a </text:span>deterministic function `g` removes some of that information:</text:p>
      <text:p text:style-name="P3"/>
      <text:p text:style-name="P3"><text:tab/>g · f</text:p>
      <text:p text:style-name="P3"/>
      <text:p text:style-name="P3"><text:tab/>g : bool<text:span text:style-name="T3">n</text:span> → bool<text:span text:style-name="T2">m</text:span><text:tab/><text:tab/>m &lt; n</text:p>
      <text:p text:style-name="P3"/>
      <text:p text:style-name="P4">For example, `n = 2` and `<text:span text:style-name="T6">m = 1`</text:span>, where `f` has the following probability distribution:</text:p>
      <text:p text:style-name="P4"/>
      <text:p text:style-name="P5"><text:tab/>00<text:tab/>01<text:tab/>10<text:tab/>11</text:p>
      <text:p text:style-name="P4"><text:tab/>0.2<text:tab/>0.3<text:tab/>0.1<text:tab/>0.4</text:p>
      <text:p text:style-name="P4"/>
      <text:p text:style-name="P4">The bit “sums over” the probabilities in `f`:</text:p>
      <text:p text:style-name="P4"/>
      <text:p text:style-name="P4"><text:tab/>0<text:tab/>1</text:p>
      <text:p text:style-name="P4"><text:tab/>0.5<text:tab/>0.5<text:tab/><text:tab/><text:tab/><text:span text:style-name="T6">first bit</text:span></text:p>
      <text:p text:style-name="P7"><text:tab/>0.3<text:tab/>0.7<text:tab/><text:tab/><text:tab/>second bit</text:p>
      <text:p text:style-name="P4"><text:span text:style-name="T6"><text:tab/>0.6</text:span><text:tab/><text:span text:style-name="T5">0.4</text:span><text:span text:style-name="T6"><text:tab/><text:tab/><text:tab/>logical AND<text:tab/><text:tab/>learns `f() == 11`</text:span></text:p>
      <text:p text:style-name="P4"><text:tab/><text:span text:style-name="T5">0.2</text:span><text:span text:style-name="T6"><text:tab/>0.8<text:tab/><text:tab/><text:tab/>logical OR<text:tab/><text:tab/>learns `f() == 00`</text:span></text:p>
      <text:p text:style-name="P4"/>
      <text:p text:style-name="P6">Some functions, such as AND and OR, has the ability to learn parts of the probability distribution.</text:p>
      <text:p text:style-name="P8">One can simply count up the frequency of this number and ignore everything else.</text:p>
      <text:p text:style-name="P6"/>
      <text:p text:style-name="P6"><text:tab/><text:span text:style-name="T7">|[and] true| == 1<text:tab/><text:tab/>|[or] false| == 1</text:span></text:p>
      <text:p text:style-name="P6"/>
      <text:p text:style-name="P8">In general, the probability distribution can be learned by choosing a sub-type for each number:</text:p>
      <text:p text:style-name="P6"/>
      <text:p text:style-name="P6"><text:tab/><text:span text:style-name="T7">|[g] b| ==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7:56:50.641155000</meta:creation-date>
    <dc:date>2020-04-04T19:27:23.276418000</dc:date>
    <meta:editing-duration>PT12M25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250" meta:character-count="1367" meta:non-whitespace-character-count="1119"/>
  </office:meta>
</office:document-meta>
</file>